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08"/>
    <style:style style:name="ce2" style:family="table-cell" style:parent-style-name="Default" style:data-style-name="N99"/>
  </office:automatic-styles>
  <office:body>
    <office:spreadsheet>
      <table:table table:name="Arkusz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float" office:value="0.1563" calcext:value-type="float">
            <text:p>0,1563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(y)</text:p>
          </table:table-cell>
          <table:table-cell table:style-name="Default" office:value-type="string" calcext:value-type="string">
            <text:p>warunek</text:p>
          </table:table-cell>
          <table:table-cell office:value-type="string" calcext:value-type="string">
            <text:p>B-a</text:p>
          </table:table-cell>
          <table:table-cell table:style-name="Default" office:value-type="string" calcext:value-type="string">
            <text:p>STOP</text:p>
          </table:table-cell>
        </table:table-row>
        <table:table-row table:style-name="ro1">
          <table:table-cell table:style-name="ce1" office:value-type="float" office:value="-10" calcext:value-type="float">
            <text:p>-10,000</text:p>
          </table:table-cell>
          <table:table-cell table:style-name="ce1" office:value-type="float" office:value="10" calcext:value-type="float">
            <text:p>10,000</text:p>
          </table:table-cell>
          <table:table-cell table:style-name="ce1" table:formula="of:=([.A7]+[.B7])/2" office:value-type="float" office:value="0" calcext:value-type="float">
            <text:p>0,000</text:p>
          </table:table-cell>
          <table:table-cell table:style-name="ce1" table:formula="of:=COM.MICROSOFT.NORM.DIST([.C7];[.$B$2];[.$B$3];TRUE())" office:value-type="float" office:value="0.5" calcext:value-type="float">
            <text:p>0,500</text:p>
          </table:table-cell>
          <table:table-cell table:formula="of:=[.D7]&lt;=[.$B$1]" office:value-type="boolean" office:boolean-value="false" calcext:value-type="boolean">
            <text:p>FAŁSZ</text:p>
          </table:table-cell>
          <table:table-cell table:formula="of:=[.B7]-[.A7]" office:value-type="float" office:value="20" calcext:value-type="float">
            <text:p>20</text:p>
          </table:table-cell>
          <table:table-cell table:formula="of:=[.F7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7];[.C7];[.A7])" office:value-type="float" office:value="-10" calcext:value-type="float">
            <text:p>-10,000</text:p>
          </table:table-cell>
          <table:table-cell table:style-name="ce1" table:formula="of:=IF([.E7];[.B7];[.C7])" office:value-type="float" office:value="0" calcext:value-type="float">
            <text:p>0,000</text:p>
          </table:table-cell>
          <table:table-cell table:style-name="ce1" table:formula="of:=([.A8]+[.B8])/2" office:value-type="float" office:value="-5" calcext:value-type="float">
            <text:p>-5,000</text:p>
          </table:table-cell>
          <table:table-cell table:style-name="ce1" table:formula="of:=COM.MICROSOFT.NORM.DIST([.C8];[.$B$2];[.$B$3];TRUE())" office:value-type="float" office:value="0.000000286651571879194" calcext:value-type="float">
            <text:p>0,000</text:p>
          </table:table-cell>
          <table:table-cell table:formula="of:=[.D8]&lt;=[.$B$1]" office:value-type="boolean" office:boolean-value="true" calcext:value-type="boolean">
            <text:p>PRAWDA</text:p>
          </table:table-cell>
          <table:table-cell table:formula="of:=[.B8]-[.A8]" office:value-type="float" office:value="10" calcext:value-type="float">
            <text:p>10</text:p>
          </table:table-cell>
          <table:table-cell table:formula="of:=[.F8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8];[.C8];[.A8])" office:value-type="float" office:value="-5" calcext:value-type="float">
            <text:p>-5,000</text:p>
          </table:table-cell>
          <table:table-cell table:style-name="ce1" table:formula="of:=IF([.E8];[.B8];[.C8])" office:value-type="float" office:value="0" calcext:value-type="float">
            <text:p>0,000</text:p>
          </table:table-cell>
          <table:table-cell table:style-name="ce1" table:formula="of:=([.A9]+[.B9])/2" office:value-type="float" office:value="-2.5" calcext:value-type="float">
            <text:p>-2,500</text:p>
          </table:table-cell>
          <table:table-cell table:style-name="ce1" table:formula="of:=COM.MICROSOFT.NORM.DIST([.C9];[.$B$2];[.$B$3];TRUE())" office:value-type="float" office:value="0.00620966532577614" calcext:value-type="float">
            <text:p>0,006</text:p>
          </table:table-cell>
          <table:table-cell table:formula="of:=[.D9]&lt;=[.$B$1]" office:value-type="boolean" office:boolean-value="true" calcext:value-type="boolean">
            <text:p>PRAWDA</text:p>
          </table:table-cell>
          <table:table-cell table:formula="of:=[.B9]-[.A9]" office:value-type="float" office:value="5" calcext:value-type="float">
            <text:p>5</text:p>
          </table:table-cell>
          <table:table-cell table:formula="of:=[.F9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9];[.C9];[.A9])" office:value-type="float" office:value="-2.5" calcext:value-type="float">
            <text:p>-2,500</text:p>
          </table:table-cell>
          <table:table-cell table:style-name="ce1" table:formula="of:=IF([.E9];[.B9];[.C9])" office:value-type="float" office:value="0" calcext:value-type="float">
            <text:p>0,000</text:p>
          </table:table-cell>
          <table:table-cell table:style-name="ce1" table:formula="of:=([.A10]+[.B10])/2" office:value-type="float" office:value="-1.25" calcext:value-type="float">
            <text:p>-1,250</text:p>
          </table:table-cell>
          <table:table-cell table:style-name="ce1" table:formula="of:=COM.MICROSOFT.NORM.DIST([.C10];[.$B$2];[.$B$3];TRUE())" office:value-type="float" office:value="0.105649773666855" calcext:value-type="float">
            <text:p>0,106</text:p>
          </table:table-cell>
          <table:table-cell table:formula="of:=[.D10]&lt;=[.$B$1]" office:value-type="boolean" office:boolean-value="true" calcext:value-type="boolean">
            <text:p>PRAWDA</text:p>
          </table:table-cell>
          <table:table-cell table:formula="of:=[.B10]-[.A10]" office:value-type="float" office:value="2.5" calcext:value-type="float">
            <text:p>2,5</text:p>
          </table:table-cell>
          <table:table-cell table:formula="of:=[.F10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0];[.C10];[.A10])" office:value-type="float" office:value="-1.25" calcext:value-type="float">
            <text:p>-1,250</text:p>
          </table:table-cell>
          <table:table-cell table:style-name="ce1" table:formula="of:=IF([.E10];[.B10];[.C10])" office:value-type="float" office:value="0" calcext:value-type="float">
            <text:p>0,000</text:p>
          </table:table-cell>
          <table:table-cell table:style-name="ce1" table:formula="of:=([.A11]+[.B11])/2" office:value-type="float" office:value="-0.625" calcext:value-type="float">
            <text:p>-0,625</text:p>
          </table:table-cell>
          <table:table-cell table:style-name="ce1" table:formula="of:=COM.MICROSOFT.NORM.DIST([.C11];[.$B$2];[.$B$3];TRUE())" office:value-type="float" office:value="0.265985529048701" calcext:value-type="float">
            <text:p>0,266</text:p>
          </table:table-cell>
          <table:table-cell table:formula="of:=[.D11]&lt;=[.$B$1]" office:value-type="boolean" office:boolean-value="false" calcext:value-type="boolean">
            <text:p>FAŁSZ</text:p>
          </table:table-cell>
          <table:table-cell table:formula="of:=[.B11]-[.A11]" office:value-type="float" office:value="1.25" calcext:value-type="float">
            <text:p>1,25</text:p>
          </table:table-cell>
          <table:table-cell table:formula="of:=[.F11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1];[.C11];[.A11])" office:value-type="float" office:value="-1.25" calcext:value-type="float">
            <text:p>-1,250</text:p>
          </table:table-cell>
          <table:table-cell table:style-name="ce1" table:formula="of:=IF([.E11];[.B11];[.C11])" office:value-type="float" office:value="-0.625" calcext:value-type="float">
            <text:p>-0,625</text:p>
          </table:table-cell>
          <table:table-cell table:style-name="ce1" table:formula="of:=([.A12]+[.B12])/2" office:value-type="float" office:value="-0.9375" calcext:value-type="float">
            <text:p>-0,938</text:p>
          </table:table-cell>
          <table:table-cell table:style-name="ce1" table:formula="of:=COM.MICROSOFT.NORM.DIST([.C12];[.$B$2];[.$B$3];TRUE())" office:value-type="float" office:value="0.174250711880542" calcext:value-type="float">
            <text:p>0,174</text:p>
          </table:table-cell>
          <table:table-cell table:formula="of:=[.D12]&lt;=[.$B$1]" office:value-type="boolean" office:boolean-value="false" calcext:value-type="boolean">
            <text:p>FAŁSZ</text:p>
          </table:table-cell>
          <table:table-cell table:formula="of:=[.B12]-[.A12]" office:value-type="float" office:value="0.625" calcext:value-type="float">
            <text:p>0,625</text:p>
          </table:table-cell>
          <table:table-cell table:formula="of:=[.F12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2];[.C12];[.A12])" office:value-type="float" office:value="-1.25" calcext:value-type="float">
            <text:p>-1,250</text:p>
          </table:table-cell>
          <table:table-cell table:style-name="ce1" table:formula="of:=IF([.E12];[.B12];[.C12])" office:value-type="float" office:value="-0.9375" calcext:value-type="float">
            <text:p>-0,938</text:p>
          </table:table-cell>
          <table:table-cell table:style-name="ce1" table:formula="of:=([.A13]+[.B13])/2" office:value-type="float" office:value="-1.09375" calcext:value-type="float">
            <text:p>-1,094</text:p>
          </table:table-cell>
          <table:table-cell table:style-name="ce1" table:formula="of:=COM.MICROSOFT.NORM.DIST([.C13];[.$B$2];[.$B$3];TRUE())" office:value-type="float" office:value="0.137032319304912" calcext:value-type="float">
            <text:p>0,137</text:p>
          </table:table-cell>
          <table:table-cell table:formula="of:=[.D13]&lt;=[.$B$1]" office:value-type="boolean" office:boolean-value="true" calcext:value-type="boolean">
            <text:p>PRAWDA</text:p>
          </table:table-cell>
          <table:table-cell table:formula="of:=[.B13]-[.A13]" office:value-type="float" office:value="0.3125" calcext:value-type="float">
            <text:p>0,3125</text:p>
          </table:table-cell>
          <table:table-cell table:formula="of:=[.F13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3];[.C13];[.A13])" office:value-type="float" office:value="-1.09375" calcext:value-type="float">
            <text:p>-1,094</text:p>
          </table:table-cell>
          <table:table-cell table:style-name="ce1" table:formula="of:=IF([.E13];[.B13];[.C13])" office:value-type="float" office:value="-0.9375" calcext:value-type="float">
            <text:p>-0,938</text:p>
          </table:table-cell>
          <table:table-cell table:style-name="ce1" table:formula="of:=([.A14]+[.B14])/2" office:value-type="float" office:value="-1.015625" calcext:value-type="float">
            <text:p>-1,016</text:p>
          </table:table-cell>
          <table:table-cell table:style-name="ce1" table:formula="of:=COM.MICROSOFT.NORM.DIST([.C14];[.$B$2];[.$B$3];TRUE())" office:value-type="float" office:value="0.154903997604707" calcext:value-type="float">
            <text:p>0,155</text:p>
          </table:table-cell>
          <table:table-cell table:formula="of:=[.D14]&lt;=[.$B$1]" office:value-type="boolean" office:boolean-value="true" calcext:value-type="boolean">
            <text:p>PRAWDA</text:p>
          </table:table-cell>
          <table:table-cell table:formula="of:=[.B14]-[.A14]" office:value-type="float" office:value="0.15625" calcext:value-type="float">
            <text:p>0,15625</text:p>
          </table:table-cell>
          <table:table-cell table:formula="of:=[.F14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4];[.C14];[.A14])" office:value-type="float" office:value="-1.015625" calcext:value-type="float">
            <text:p>-1,016</text:p>
          </table:table-cell>
          <table:table-cell table:style-name="ce1" table:formula="of:=IF([.E14];[.B14];[.C14])" office:value-type="float" office:value="-0.9375" calcext:value-type="float">
            <text:p>-0,938</text:p>
          </table:table-cell>
          <table:table-cell table:style-name="ce1" table:formula="of:=([.A15]+[.B15])/2" office:value-type="float" office:value="-0.9765625" calcext:value-type="float">
            <text:p>-0,977</text:p>
          </table:table-cell>
          <table:table-cell table:style-name="ce1" table:formula="of:=COM.MICROSOFT.NORM.DIST([.C15];[.$B$2];[.$B$3];TRUE())" office:value-type="float" office:value="0.16439289591907" calcext:value-type="float">
            <text:p>0,164</text:p>
          </table:table-cell>
          <table:table-cell table:formula="of:=[.D15]&lt;=[.$B$1]" office:value-type="boolean" office:boolean-value="false" calcext:value-type="boolean">
            <text:p>FAŁSZ</text:p>
          </table:table-cell>
          <table:table-cell table:formula="of:=[.B15]-[.A15]" office:value-type="float" office:value="0.078125" calcext:value-type="float">
            <text:p>0,078125</text:p>
          </table:table-cell>
          <table:table-cell table:formula="of:=[.F15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5];[.C15];[.A15])" office:value-type="float" office:value="-1.015625" calcext:value-type="float">
            <text:p>-1,016</text:p>
          </table:table-cell>
          <table:table-cell table:style-name="ce1" table:formula="of:=IF([.E15];[.B15];[.C15])" office:value-type="float" office:value="-0.9765625" calcext:value-type="float">
            <text:p>-0,977</text:p>
          </table:table-cell>
          <table:table-cell table:style-name="ce1" table:formula="of:=([.A16]+[.B16])/2" office:value-type="float" office:value="-0.99609375" calcext:value-type="float">
            <text:p>-0,996</text:p>
          </table:table-cell>
          <table:table-cell table:style-name="ce1" table:formula="of:=COM.MICROSOFT.NORM.DIST([.C16];[.$B$2];[.$B$3];TRUE())" office:value-type="float" office:value="0.159602298159534" calcext:value-type="float">
            <text:p>0,160</text:p>
          </table:table-cell>
          <table:table-cell table:formula="of:=[.D16]&lt;=[.$B$1]" office:value-type="boolean" office:boolean-value="false" calcext:value-type="boolean">
            <text:p>FAŁSZ</text:p>
          </table:table-cell>
          <table:table-cell table:formula="of:=[.B16]-[.A16]" office:value-type="float" office:value="0.0390625" calcext:value-type="float">
            <text:p>0,0390625</text:p>
          </table:table-cell>
          <table:table-cell table:formula="of:=[.F16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6];[.C16];[.A16])" office:value-type="float" office:value="-1.015625" calcext:value-type="float">
            <text:p>-1,016</text:p>
          </table:table-cell>
          <table:table-cell table:style-name="ce1" table:formula="of:=IF([.E16];[.B16];[.C16])" office:value-type="float" office:value="-0.99609375" calcext:value-type="float">
            <text:p>-0,996</text:p>
          </table:table-cell>
          <table:table-cell table:style-name="ce1" table:formula="of:=([.A17]+[.B17])/2" office:value-type="float" office:value="-1.005859375" calcext:value-type="float">
            <text:p>-1,006</text:p>
          </table:table-cell>
          <table:table-cell table:style-name="ce1" table:formula="of:=COM.MICROSOFT.NORM.DIST([.C17];[.$B$2];[.$B$3];TRUE())" office:value-type="float" office:value="0.157241610396513" calcext:value-type="float">
            <text:p>0,157</text:p>
          </table:table-cell>
          <table:table-cell table:formula="of:=[.D17]&lt;=[.$B$1]" office:value-type="boolean" office:boolean-value="false" calcext:value-type="boolean">
            <text:p>FAŁSZ</text:p>
          </table:table-cell>
          <table:table-cell table:formula="of:=[.B17]-[.A17]" office:value-type="float" office:value="0.01953125" calcext:value-type="float">
            <text:p>0,01953125</text:p>
          </table:table-cell>
          <table:table-cell table:formula="of:=[.F17]&lt;0.01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table:formula="of:=IF([.E17];[.C17];[.A17])" office:value-type="float" office:value="-1.015625" calcext:value-type="float">
            <text:p>-1,016</text:p>
          </table:table-cell>
          <table:table-cell table:style-name="ce1" table:formula="of:=IF([.E17];[.B17];[.C17])" office:value-type="float" office:value="-1.005859375" calcext:value-type="float">
            <text:p>-1,006</text:p>
          </table:table-cell>
          <table:table-cell table:style-name="ce1" table:formula="of:=([.A18]+[.B18])/2" office:value-type="float" office:value="-1.0107421875" calcext:value-type="float">
            <text:p>-1,011</text:p>
          </table:table-cell>
          <table:table-cell table:style-name="ce1" table:formula="of:=COM.MICROSOFT.NORM.DIST([.C18];[.$B$2];[.$B$3];TRUE())" office:value-type="float" office:value="0.156069919827787" calcext:value-type="float">
            <text:p>0,156</text:p>
          </table:table-cell>
          <table:table-cell table:formula="of:=[.D18]&lt;=[.$B$1]" office:value-type="boolean" office:boolean-value="true" calcext:value-type="boolean">
            <text:p>PRAWDA</text:p>
          </table:table-cell>
          <table:table-cell table:formula="of:=[.B18]-[.A18]" office:value-type="float" office:value="0.009765625" calcext:value-type="float">
            <text:p>0,009765625</text:p>
          </table:table-cell>
          <table:table-cell table:formula="of:=[.F18]&lt;0.01" office:value-type="boolean" office:boolean-value="true" calcext:value-type="boolean">
            <text:p>PRAWDA</text:p>
          </table:table-cell>
        </table:table-row>
        <table:table-row table:style-name="ro1">
          <table:table-cell table:style-name="ce1" table:formula="of:=IF([.E18];[.C18];[.A18])" office:value-type="float" office:value="-1.0107421875" calcext:value-type="float">
            <text:p>-1,011</text:p>
          </table:table-cell>
          <table:table-cell table:style-name="ce1" table:formula="of:=IF([.E18];[.B18];[.C18])" office:value-type="float" office:value="-1.005859375" calcext:value-type="float">
            <text:p>-1,006</text:p>
          </table:table-cell>
          <table:table-cell table:style-name="ce1" table:formula="of:=([.A19]+[.B19])/2" office:value-type="float" office:value="-1.00830078125" calcext:value-type="float">
            <text:p>-1,008</text:p>
          </table:table-cell>
          <table:table-cell table:style-name="ce1" table:formula="of:=COM.MICROSOFT.NORM.DIST([.C19];[.$B$2];[.$B$3];TRUE())" office:value-type="float" office:value="0.156655044033456" calcext:value-type="float">
            <text:p>0,157</text:p>
          </table:table-cell>
          <table:table-cell table:formula="of:=[.D19]&lt;=[.$B$1]" office:value-type="boolean" office:boolean-value="false" calcext:value-type="boolean">
            <text:p>FAŁSZ</text:p>
          </table:table-cell>
          <table:table-cell table:formula="of:=[.B19]-[.A19]" office:value-type="float" office:value="0.0048828125" calcext:value-type="float">
            <text:p>0,0048828125</text:p>
          </table:table-cell>
          <table:table-cell table:formula="of:=[.F19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19];[.C19];[.A19])" office:value-type="float" office:value="-1.0107421875" calcext:value-type="float">
            <text:p>-1,0107421875</text:p>
          </table:table-cell>
          <table:table-cell table:formula="of:=IF([.E19];[.B19];[.C19])" office:value-type="float" office:value="-1.00830078125" calcext:value-type="float">
            <text:p>-1,0083007813</text:p>
          </table:table-cell>
          <table:table-cell table:formula="of:=([.A20]+[.B20])/2" office:value-type="float" office:value="-1.009521484375" calcext:value-type="float">
            <text:p>-1,0095214844</text:p>
          </table:table-cell>
          <table:table-cell table:formula="of:=COM.MICROSOFT.NORM.DIST([.C20];[.$B$2];[.$B$3];TRUE())" office:value-type="float" office:value="0.156362301664719" calcext:value-type="float">
            <text:p>0,1563623017</text:p>
          </table:table-cell>
          <table:table-cell table:formula="of:=[.D20]&lt;=[.$B$1]" office:value-type="boolean" office:boolean-value="false" calcext:value-type="boolean">
            <text:p>FAŁSZ</text:p>
          </table:table-cell>
          <table:table-cell table:formula="of:=[.B20]-[.A20]" office:value-type="float" office:value="0.00244140625" calcext:value-type="float">
            <text:p>0,0024414063</text:p>
          </table:table-cell>
          <table:table-cell table:formula="of:=[.F20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20];[.C20];[.A20])" office:value-type="float" office:value="-1.0107421875" calcext:value-type="float">
            <text:p>-1,0107421875</text:p>
          </table:table-cell>
          <table:table-cell table:formula="of:=IF([.E20];[.B20];[.C20])" office:value-type="float" office:value="-1.009521484375" calcext:value-type="float">
            <text:p>-1,0095214844</text:p>
          </table:table-cell>
          <table:table-cell table:formula="of:=([.A21]+[.B21])/2" office:value-type="float" office:value="-1.0101318359375" calcext:value-type="float">
            <text:p>-1,0101318359</text:p>
          </table:table-cell>
          <table:table-cell table:formula="of:=COM.MICROSOFT.NORM.DIST([.C21];[.$B$2];[.$B$3];TRUE())" office:value-type="float" office:value="0.156216065680307" calcext:value-type="float">
            <text:p>0,1562160657</text:p>
          </table:table-cell>
          <table:table-cell table:formula="of:=[.D21]&lt;=[.$B$1]" office:value-type="boolean" office:boolean-value="true" calcext:value-type="boolean">
            <text:p>PRAWDA</text:p>
          </table:table-cell>
          <table:table-cell table:formula="of:=[.B21]-[.A21]" office:value-type="float" office:value="0.001220703125" calcext:value-type="float">
            <text:p>0,0012207031</text:p>
          </table:table-cell>
          <table:table-cell table:formula="of:=[.F21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21];[.C21];[.A21])" office:value-type="float" office:value="-1.0101318359375" calcext:value-type="float">
            <text:p>-1,0101318359</text:p>
          </table:table-cell>
          <table:table-cell table:formula="of:=IF([.E21];[.B21];[.C21])" office:value-type="float" office:value="-1.009521484375" calcext:value-type="float">
            <text:p>-1,0095214844</text:p>
          </table:table-cell>
          <table:table-cell table:formula="of:=([.A22]+[.B22])/2" office:value-type="float" office:value="-1.00982666015625" calcext:value-type="float">
            <text:p>-1,0098266602</text:p>
          </table:table-cell>
          <table:table-cell table:formula="of:=COM.MICROSOFT.NORM.DIST([.C22];[.$B$2];[.$B$3];TRUE())" office:value-type="float" office:value="0.156289172405958" calcext:value-type="float">
            <text:p>0,1562891724</text:p>
          </table:table-cell>
          <table:table-cell table:formula="of:=[.D22]&lt;=[.$B$1]" office:value-type="boolean" office:boolean-value="true" calcext:value-type="boolean">
            <text:p>PRAWDA</text:p>
          </table:table-cell>
          <table:table-cell table:formula="of:=[.B22]-[.A22]" office:value-type="float" office:value="0.0006103515625" calcext:value-type="float">
            <text:p>0,0006103516</text:p>
          </table:table-cell>
          <table:table-cell table:formula="of:=[.F22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22];[.C22];[.A22])" office:value-type="float" office:value="-1.00982666015625" calcext:value-type="float">
            <text:p>-1,0098266602</text:p>
          </table:table-cell>
          <table:table-cell table:formula="of:=IF([.E22];[.B22];[.C22])" office:value-type="float" office:value="-1.009521484375" calcext:value-type="float">
            <text:p>-1,0095214844</text:p>
          </table:table-cell>
          <table:table-cell table:formula="of:=([.A23]+[.B23])/2" office:value-type="float" office:value="-1.00967407226563" calcext:value-type="float">
            <text:p>-1,0096740723</text:p>
          </table:table-cell>
          <table:table-cell table:formula="of:=COM.MICROSOFT.NORM.DIST([.C23];[.$B$2];[.$B$3];TRUE())" office:value-type="float" office:value="0.156325734218691" calcext:value-type="float">
            <text:p>0,1563257342</text:p>
          </table:table-cell>
          <table:table-cell table:formula="of:=[.D23]&lt;=[.$B$1]" office:value-type="boolean" office:boolean-value="false" calcext:value-type="boolean">
            <text:p>FAŁSZ</text:p>
          </table:table-cell>
          <table:table-cell table:formula="of:=[.B23]-[.A23]" office:value-type="float" office:value="0.00030517578125" calcext:value-type="float">
            <text:p>0,0003051758</text:p>
          </table:table-cell>
          <table:table-cell table:formula="of:=[.F23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23];[.C23];[.A23])" office:value-type="float" office:value="-1.00982666015625" calcext:value-type="float">
            <text:p>-1,0098266602</text:p>
          </table:table-cell>
          <table:table-cell table:formula="of:=IF([.E23];[.B23];[.C23])" office:value-type="float" office:value="-1.00967407226563" calcext:value-type="float">
            <text:p>-1,0096740723</text:p>
          </table:table-cell>
          <table:table-cell table:formula="of:=([.A24]+[.B24])/2" office:value-type="float" office:value="-1.00975036621094" calcext:value-type="float">
            <text:p>-1,0097503662</text:p>
          </table:table-cell>
          <table:table-cell table:formula="of:=COM.MICROSOFT.NORM.DIST([.C24];[.$B$2];[.$B$3];TRUE())" office:value-type="float" office:value="0.156307452608164" calcext:value-type="float">
            <text:p>0,1563074526</text:p>
          </table:table-cell>
          <table:table-cell table:formula="of:=[.D24]&lt;=[.$B$1]" office:value-type="boolean" office:boolean-value="false" calcext:value-type="boolean">
            <text:p>FAŁSZ</text:p>
          </table:table-cell>
          <table:table-cell table:formula="of:=[.B24]-[.A24]" office:value-type="float" office:value="0.000152587890625" calcext:value-type="float">
            <text:p>0,0001525879</text:p>
          </table:table-cell>
          <table:table-cell table:formula="of:=[.F24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24];[.C24];[.A24])" office:value-type="float" office:value="-1.00982666015625" calcext:value-type="float">
            <text:p>-1,0098266602</text:p>
          </table:table-cell>
          <table:table-cell table:formula="of:=IF([.E24];[.B24];[.C24])" office:value-type="float" office:value="-1.00975036621094" calcext:value-type="float">
            <text:p>-1,0097503662</text:p>
          </table:table-cell>
          <table:table-cell table:formula="of:=([.A25]+[.B25])/2" office:value-type="float" office:value="-1.00978851318359" calcext:value-type="float">
            <text:p>-1,0097885132</text:p>
          </table:table-cell>
          <table:table-cell table:formula="of:=COM.MICROSOFT.NORM.DIST([.C25];[.$B$2];[.$B$3];TRUE())" office:value-type="float" office:value="0.156298312331021" calcext:value-type="float">
            <text:p>0,1562983123</text:p>
          </table:table-cell>
          <table:table-cell table:formula="of:=[.D25]&lt;=[.$B$1]" office:value-type="boolean" office:boolean-value="true" calcext:value-type="boolean">
            <text:p>PRAWDA</text:p>
          </table:table-cell>
          <table:table-cell table:formula="of:=[.B25]-[.A25]" office:value-type="float" office:value="0.0000762939453125" calcext:value-type="float">
            <text:p>7,62939453125E-005</text:p>
          </table:table-cell>
          <table:table-cell table:formula="of:=[.F25]&lt;0.01" office:value-type="boolean" office:boolean-value="true" calcext:value-type="boolean">
            <text:p>PRAWDA</text:p>
          </table:table-cell>
        </table:table-row>
        <table:table-row table:style-name="ro1">
          <table:table-cell table:formula="of:=IF([.E25];[.C25];[.A25])" office:value-type="float" office:value="-1.00978851318359" calcext:value-type="float">
            <text:p>-1,0097885132</text:p>
          </table:table-cell>
          <table:table-cell table:formula="of:=IF([.E25];[.B25];[.C25])" office:value-type="float" office:value="-1.00975036621094" calcext:value-type="float">
            <text:p>-1,0097503662</text:p>
          </table:table-cell>
          <table:table-cell table:formula="of:=([.A26]+[.B26])/2" office:value-type="float" office:value="-1.00976943969727" calcext:value-type="float">
            <text:p>-1,0097694397</text:p>
          </table:table-cell>
          <table:table-cell table:formula="of:=COM.MICROSOFT.NORM.DIST([.C26];[.$B$2];[.$B$3];TRUE())" office:value-type="float" office:value="0.156302882425582" calcext:value-type="float">
            <text:p>0,1563028824</text:p>
          </table:table-cell>
          <table:table-cell table:formula="of:=[.D26]&lt;=[.$B$1]" office:value-type="boolean" office:boolean-value="false" calcext:value-type="boolean">
            <text:p>FAŁSZ</text:p>
          </table:table-cell>
          <table:table-cell table:formula="of:=[.B26]-[.A26]" office:value-type="float" office:value="0.00003814697265625" calcext:value-type="float">
            <text:p>0,000038147</text:p>
          </table:table-cell>
          <table:table-cell table:formula="of:=[.F26]&lt;0.01" office:value-type="boolean" office:boolean-value="true" calcext:value-type="boolean">
            <text:p>PRAW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5:37:57.574728347</meta:creation-date>
    <dc:date>2016-04-18T16:02:39.335685791</dc:date>
    <meta:editing-duration>PT9M31S</meta:editing-duration>
    <meta:editing-cycles>1</meta:editing-cycles>
    <meta:document-statistic meta:table-count="1" meta:cell-count="153" meta:object-count="0"/>
    <meta:generator>LibreOffice/4.3.3.2$Linux_X86_64 LibreOffice_project/430m0$Build-2</meta:generator>
  </office:meta>
</office:document-meta>
</file>